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ca1d" officeooo:paragraph-rsid="0013ca1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3ca1d"/>
    </style:style>
    <style:style style:name="P4" style:family="paragraph" style:parent-style-name="Standard" style:list-style-name="L1">
      <style:text-properties officeooo:rsid="0013ca1d" officeooo:paragraph-rsid="0013ca1d"/>
    </style:style>
    <style:style style:name="P5" style:family="paragraph" style:parent-style-name="Standard" style:list-style-name="L1">
      <style:text-properties officeooo:rsid="0016dc13" officeooo:paragraph-rsid="0016dc13"/>
    </style:style>
    <style:style style:name="T1" style:family="text">
      <style:text-properties officeooo:rsid="0013ca1d"/>
    </style:style>
    <style:style style:name="T2" style:family="text">
      <style:text-properties officeooo:rsid="00144a4f"/>
    </style:style>
    <style:style style:name="T3" style:family="text">
      <style:text-properties officeooo:rsid="00157f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defines the protocol to be used to generate trial versions, for specific tests.</text:p>
      <text:p text:style-name="Standard"/>
      <text:p text:style-name="Standard">Obs: The trial versions we are referring to here have nothing to do with Google Play Test Versions (alpha, beta, or internal tests).</text:p>
      <text:p text:style-name="Standard"/>
      <text:p text:style-name="Standard">Protocol to follow:</text:p>
      <text:p text:style-name="Standard"/>
      <text:list xml:id="list743025422" text:style-name="L1">
        <text:list-item>
          <text:p text:style-name="P2">in the main activity, change the logo image for kdcovid_logo_noborder_teste.jpg (which has a text indicating that the version is for testing purposes only);</text:p>
        </text:list-item>
        <text:list-item>
          <text:p text:style-name="P2">in the layout (header_logo_api21.xml), which is included in most activities, change the logo image for kdcovid_logo_noborder_teste.jpg;</text:p>
        </text:list-item>
        <text:list-item>
          <text:p text:style-name="P3"><text:span text:style-name="T1">inside the activity_phone activity (the last one before showing the results): if the test is not related to changes in the API nor MySQL DB, then, make the “Finish” button </text:span><text:span text:style-name="T3">GONE</text:span><text:span text:style-name="T1"> and turn the “Finish Test (no data will be recorded)” </text:span><text:span text:style-name="T3">VISIBLE;</text:span></text:p>
        </text:list-item>
        <text:list-item>
          <text:p text:style-name="P4">Gen<text:span text:style-name="T2">e</text:span>rate <text:span text:style-name="T3">APK file for test. Rename it adding “-debug-issue” + the number of the issue that originated the need for the testing version.</text:span></text:p>
        </text:list-item>
        <text:list-item>
          <text:p text:style-name="P5">Undo the changes (items 1 to 3)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02T10:07:51.093592110</meta:creation-date>
    <dc:date>2020-09-02T13:13:36.207996766</dc:date>
    <meta:editing-duration>PT16M4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8" meta:word-count="157" meta:character-count="952" meta:non-whitespace-character-count="807"/>
  </office:meta>
</office:document-meta>
</file>